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file-entry manifest:media-type="image/png" manifest:full-path="Pictures/Picture1"/>
  <manifest:file-entry manifest:media-type="image/png" manifest:full-path="Pictures/Picture2"/>
  <manifest:file-entry manifest:media-type="image/png" manifest:full-path="Pictures/Picture3"/>
  <manifest:file-entry manifest:media-type="image/png" manifest:full-path="Pictures/Picture4"/>
  <manifest:file-entry manifest:media-type="image/png" manifest:full-path="Pictures/Picture5"/>
  <manifest:file-entry manifest:media-type="image/png" manifest:full-path="Pictures/Picture6"/>
  <manifest:file-entry manifest:media-type="image/png" manifest:full-path="Pictures/Picture7"/>
  <manifest:file-entry manifest:media-type="image/png" manifest:full-path="Pictures/Picture8"/>
  <manifest:file-entry manifest:media-type="image/png" manifest:full-path="Pictures/Picture9"/>
  <manifest:file-entry manifest:media-type="image/png" manifest:full-path="Pictures/Picture10"/>
  <manifest:file-entry manifest:media-type="image/png" manifest:full-path="Pictures/Picture11"/>
  <manifest:file-entry manifest:media-type="image/png" manifest:full-path="Pictures/Picture12"/>
  <manifest:file-entry manifest:media-type="image/png" manifest:full-path="Pictures/Picture13"/>
  <manifest:file-entry manifest:media-type="image/png" manifest:full-path="Pictures/Picture14"/>
  <manifest:file-entry manifest:media-type="image/png" manifest:full-path="Pictures/Picture15"/>
  <manifest:file-entry manifest:media-type="image/png" manifest:full-path="Pictures/Picture16"/>
  <manifest:file-entry manifest:media-type="image/png" manifest:full-path="Pictures/Picture17"/>
  <manifest:file-entry manifest:media-type="image/png" manifest:full-path="Pictures/Picture18"/>
  <manifest:file-entry manifest:media-type="image/png" manifest:full-path="Pictures/Picture19"/>
  <manifest:file-entry manifest:media-type="image/png" manifest:full-path="Pictures/Picture20"/>
  <manifest:file-entry manifest:media-type="image/png" manifest:full-path="Pictures/Picture21"/>
  <manifest:file-entry manifest:media-type="image/png" manifest:full-path="Pictures/Picture22"/>
  <manifest:file-entry manifest:media-type="image/png" manifest:full-path="Pictures/Picture23"/>
  <manifest:file-entry manifest:media-type="image/png" manifest:full-path="Pictures/Picture24"/>
  <manifest:file-entry manifest:media-type="image/png" manifest:full-path="Pictures/Picture25"/>
  <manifest:file-entry manifest:media-type="image/png" manifest:full-path="Pictures/Picture26"/>
  <manifest:file-entry manifest:media-type="image/png" manifest:full-path="Pictures/Picture27"/>
  <manifest:file-entry manifest:media-type="image/png" manifest:full-path="Pictures/Picture28"/>
  <manifest:file-entry manifest:media-type="image/png" manifest:full-path="Pictures/Picture29"/>
  <manifest:file-entry manifest:media-type="image/png" manifest:full-path="Pictures/Picture30"/>
  <manifest:file-entry manifest:media-type="image/png" manifest:full-path="Pictures/Picture31"/>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3" style:family="paragraph">
      <style:paragraph-properties fo:margin-top="13.5pt" fo:margin-bottom="9pt"/>
    </style:style>
    <style:style style:name="c4" style:family="text">
      <style:text-properties fo:font-weight="bold" fo:font-family="Sans"/>
    </style:style>
    <style:style style:name="p5" style:family="paragraph">
      <style:paragraph-properties fo:margin-top="9pt" fo:margin-bottom="9pt"/>
    </style:style>
    <text:list-style style:name="L6">
      <text:list-level-style-number style:num-format="1" style:num-suffix="." text:level="1">
        <style:list-level-properties fo:text-align="start" text:space-before="8mm"/>
      </text:list-level-style-number>
    </text:list-style>
    <style:style style:name="p9" style:family="paragraph">
      <style:paragraph-properties fo:margin-top="9pt" fo:margin-bottom="9pt"/>
    </style:style>
    <style:style style:name="p12" style:family="paragraph">
      <style:paragraph-properties fo:margin-top="9pt" fo:margin-bottom="9pt"/>
    </style:style>
    <style:style style:name="s13" style:family="section">
      <style:section-properties/>
    </style:style>
    <style:style style:name="c14" style:family="text">
      <style:text-properties fo:font-family="Sans"/>
    </style:style>
    <style:style style:name="p16" style:family="paragraph">
      <style:paragraph-properties fo:margin-top="10.5pt" fo:margin-bottom="9pt"/>
    </style:style>
    <style:style style:name="c17" style:family="text">
      <style:text-properties fo:font-weight="bold" fo:font-family="Sans"/>
    </style:style>
    <style:style style:name="c18" style:family="text">
      <style:text-properties fo:font-family="Sans"/>
    </style:style>
    <style:style style:name="c19" style:family="text">
      <style:text-properties fo:font-weight="bold" fo:font-family="Sans"/>
    </style:style>
    <style:style style:name="c20" style:family="text">
      <style:text-properties fo:font-family="Sans"/>
    </style:style>
    <style:style style:name="c21" style:family="text">
      <style:text-properties fo:font-family="Courier New,courier"/>
    </style:style>
    <style:style style:name="c22" style:family="text">
      <style:text-properties fo:font-family="Sans"/>
    </style:style>
    <style:style style:name="c23" style:family="text">
      <style:text-properties fo:font-family="Sans"/>
    </style:style>
    <style:style style:name="p26" style:family="paragraph">
      <style:paragraph-properties fo:margin-top="9pt" fo:margin-bottom="9pt"/>
    </style:style>
    <text:list-style style:name="L27">
      <text:list-level-style-bullet text:bullet-char="●" text:level="2">
        <style:list-level-properties fo:text-align="start" text:space-before="16mm"/>
      </text:list-level-style-bullet>
    </text:list-style>
    <style:style style:name="p28" style:family="paragraph">
      <style:paragraph-properties/>
    </style:style>
    <style:style style:name="p30" style:family="paragraph">
      <style:paragraph-properties fo:margin-top="9pt" fo:margin-bottom="9pt"/>
    </style:style>
    <style:style style:name="c31" style:family="text">
      <style:text-properties fo:font-weight="bold" fo:font-family="Sans"/>
    </style:style>
    <style:style style:name="c32" style:family="text">
      <style:text-properties fo:font-family="Sans"/>
    </style:style>
    <style:style style:name="c33" style:family="text">
      <style:text-properties fo:font-family="Sans"/>
    </style:style>
    <style:style style:name="c34" style:family="text">
      <style:text-properties fo:font-family="Sans"/>
    </style:style>
    <style:style style:name="p37" style:family="paragraph">
      <style:paragraph-properties fo:margin-top="9pt" fo:margin-bottom="9pt"/>
    </style:style>
    <style:style style:name="p39" style:family="paragraph">
      <style:paragraph-properties fo:margin-top="9pt" fo:margin-bottom="9pt"/>
    </style:style>
    <style:style style:name="c40" style:family="text">
      <style:text-properties fo:font-family="Sans"/>
    </style:style>
    <style:style style:name="p43" style:family="paragraph">
      <style:paragraph-properties fo:margin-top="9pt" fo:margin-bottom="9pt"/>
    </style:style>
    <style:style style:name="p45" style:family="paragraph">
      <style:paragraph-properties fo:margin-top="9pt" fo:margin-bottom="9pt"/>
    </style:style>
    <style:style style:name="c46" style:family="text">
      <style:text-properties fo:font-family="Sans"/>
    </style:style>
    <style:style style:name="c47" style:family="text">
      <style:text-properties fo:font-family="Sans"/>
    </style:style>
    <style:style style:name="c48" style:family="text">
      <style:text-properties fo:font-family="Sans"/>
    </style:style>
    <style:style style:name="c49" style:family="text">
      <style:text-properties fo:font-family="Sans"/>
    </style:style>
    <style:style style:name="c50" style:family="text">
      <style:text-properties fo:font-family="Sans"/>
    </style:style>
    <text:list-style style:name="L51">
      <text:list-level-style-bullet text:bullet-char="●" text:level="1">
        <style:list-level-properties fo:text-align="start" text:space-before="8mm"/>
      </text:list-level-style-bullet>
    </text:list-style>
    <style:style style:name="p54" style:family="paragraph">
      <style:paragraph-properties fo:margin-top="9pt" fo:margin-bottom="9pt"/>
    </style:style>
    <style:style style:name="p56" style:family="paragraph">
      <style:paragraph-properties fo:margin-top="9pt" fo:margin-bottom="9pt"/>
    </style:style>
    <style:style style:name="c57" style:family="text">
      <style:text-properties fo:font-family="Sans"/>
    </style:style>
    <style:style style:name="c58" style:family="text">
      <style:text-properties fo:font-family="Sans"/>
    </style:style>
    <style:style style:name="p61" style:family="paragraph">
      <style:paragraph-properties fo:margin-top="9pt" fo:margin-bottom="9pt"/>
    </style:style>
    <style:style style:name="p63" style:family="paragraph">
      <style:paragraph-properties fo:margin-top="9pt" fo:margin-bottom="9pt"/>
    </style:style>
    <style:style style:name="p65" style:family="paragraph">
      <style:paragraph-properties fo:margin-top="9pt" fo:margin-bottom="9pt"/>
    </style:style>
    <style:style style:name="c66" style:family="text">
      <style:text-properties fo:font-family="Sans"/>
    </style:style>
    <style:style style:name="p68" style:family="paragraph">
      <style:paragraph-properties fo:margin-top="9pt" fo:keep-together="true"/>
    </style:style>
    <style:style style:name="p69" style:family="paragraph">
      <style:paragraph-properties fo:margin-bottom="9pt" fo:keep-together="true"/>
    </style:style>
    <style:style style:name="p70" style:family="paragraph">
      <style:paragraph-properties fo:keep-together="true"/>
    </style:style>
    <style:style style:name="p73" style:family="paragraph">
      <style:paragraph-properties fo:margin-top="9pt" fo:margin-bottom="9pt"/>
    </style:style>
    <style:style style:name="p74" style:family="paragraph">
      <style:paragraph-properties fo:margin-top="9pt" fo:margin-bottom="9pt" fo:margin-left="0.75pt"/>
    </style:style>
    <style:style style:name="c75" style:family="text">
      <style:text-properties fo:font-family="Sans"/>
    </style:style>
    <style:style style:name="p77" style:family="paragraph">
      <style:paragraph-properties fo:margin-top="9pt" fo:margin-bottom="9pt"/>
    </style:style>
    <style:style style:name="p79" style:family="paragraph">
      <style:paragraph-properties fo:margin-top="9pt" fo:margin-bottom="9pt"/>
    </style:style>
    <style:style style:name="c80" style:family="text">
      <style:text-properties fo:font-family="Sans"/>
    </style:style>
    <style:style style:name="p82" style:family="paragraph">
      <style:paragraph-properties fo:margin-top="9pt" fo:margin-bottom="9pt"/>
    </style:style>
    <style:style style:name="p85" style:family="paragraph">
      <style:paragraph-properties fo:margin-top="9pt" fo:margin-bottom="9pt"/>
    </style:style>
    <style:style style:name="c86" style:family="text">
      <style:text-properties fo:font-family="Sans"/>
    </style:style>
    <style:style style:name="c87" style:family="text">
      <style:text-properties fo:font-family="Sans"/>
    </style:style>
    <style:style style:name="p89" style:family="paragraph">
      <style:paragraph-properties fo:margin-top="9pt" fo:margin-bottom="9pt"/>
    </style:style>
    <style:style style:name="c90" style:family="text">
      <style:text-properties fo:font-family="Sans"/>
    </style:style>
    <style:style style:name="c91" style:family="text">
      <style:text-properties fo:font-family="Sans"/>
    </style:style>
    <style:style style:name="c92" style:family="text">
      <style:text-properties fo:font-family="Sans"/>
    </style:style>
    <style:style style:name="p95" style:family="paragraph">
      <style:paragraph-properties fo:margin-top="9pt" fo:margin-bottom="9pt"/>
    </style:style>
    <style:style style:name="p97" style:family="paragraph">
      <style:paragraph-properties fo:margin-top="9pt" fo:margin-bottom="9pt"/>
    </style:style>
    <style:style style:name="c98" style:family="text">
      <style:text-properties fo:font-family="Sans"/>
    </style:style>
    <style:style style:name="c99" style:family="text">
      <style:text-properties fo:font-family="Sans"/>
    </style:style>
    <style:style style:name="p102" style:family="paragraph">
      <style:paragraph-properties fo:margin-top="9pt" fo:margin-bottom="9pt"/>
    </style:style>
    <style:style style:name="c103" style:family="text">
      <style:text-properties fo:font-family="Sans"/>
    </style:style>
    <style:style style:name="p105" style:family="paragraph">
      <style:paragraph-properties fo:margin-top="9pt" fo:margin-bottom="9pt"/>
    </style:style>
    <style:style style:name="p106" style:family="paragraph">
      <style:paragraph-properties/>
    </style:style>
    <style:style style:name="p107" style:family="paragraph">
      <style:paragraph-properties fo:margin-top="9pt"/>
    </style:style>
    <style:style style:name="p108" style:family="paragraph">
      <style:paragraph-properties fo:margin-top="9pt" fo:margin-bottom="9pt"/>
    </style:style>
    <style:style style:name="c109" style:family="text">
      <style:text-properties fo:font-family="Sans"/>
    </style:style>
    <style:style style:name="c110" style:family="text">
      <style:text-properties fo:font-family="Sans"/>
    </style:style>
    <style:style style:name="p112" style:family="paragraph">
      <style:paragraph-properties fo:margin-top="9pt" fo:margin-bottom="9pt"/>
    </style:style>
    <style:style style:name="c113" style:family="text">
      <style:text-properties fo:font-family="Sans"/>
    </style:style>
    <style:style style:name="c114" style:family="text">
      <style:text-properties fo:font-family="Sans"/>
    </style:style>
  </office:automatic-styles>
  <office:body>
    <office:text>
      <text:p text:style-name="p3"><text:span text:style-name="c4">uSurvey User Manual</text:span></text:p>
      <text:p text:style-name="p5"><text:span text:style-name="c0">The General flow for the uSurvey is as follows:</text:span></text:p>
      <text:list text:style-name="L6">
        <text:list-item>
          <text:p text:style-name="p9"><text:span text:style-name="c0">Admin user creates uSurvey users and assigns them user roles</text:span></text:p>
        </text:list-item>
        <text:list-item>
          <text:p text:style-name="p9"><text:span text:style-name="c0">Data researcher user defines Question modules, Household member groups and loads survey with questions into the system</text:span></text:p>
        </text:list-item>
        <text:list-item>
          <text:p text:style-name="p9"><text:span text:style-name="c0">Data researcher defines interviewer on the system and assigns them to an Enumeration area and survey to conduct</text:span></text:p>
        </text:list-item>
        <text:list-item>
          <text:p text:style-name="p9"><text:span text:style-name="c0">Interviewer goes out on the field to designated enumeration area to conduct the actual survey</text:span></text:p>
        </text:list-item>
        <text:list-item>
          <text:p text:style-name="p9"><text:span text:style-name="c0">Interviewer captures household and member details as well as relevant questions asked to the house member. These inputs are sent to uSurvey server via mobile</text:span></text:p>
        </text:list-item>
        <text:list-item>
          <text:p text:style-name="p12"><text:span text:style-name="c0">Data collected from Interviewers is then viewed on the uSurvey portal for reporting and analysis</text:span></text:p>
        </text:list-item>
      </text:list>
      <text:p text:style-name="p5"><text:span text:style-name="c0">At any point on the uSurvey portal, there is bread crumbs that enable easier navigation between related uSurvey screen:</text:span></text:p>
      <text:p text:style-name="p5"><text:span>
          <draw:frame draw:name="./breadcrumbs.png" svg:width="411pt" svg:height="76.5pt">
            <draw:image xlink:href="Pictures/Picture1"/>
          </draw:frame>
        </text:span><text:span text:style-name="c0"> </text:span></text:p>
      <text:p text:style-name="p16"><text:span text:style-name="c17">Login</text:span></text:p>
      <text:p text:style-name="p5"><text:span text:style-name="c0">To login, uSurvey landing page, click on login link on top right of the page:</text:span></text:p>
      <text:p text:style-name="p5"><text:span>
          <draw:frame draw:name="./usurvey_home.png" svg:width="438.75pt" svg:height="171pt">
            <draw:image xlink:href="Pictures/Picture2"/>
          </draw:frame>
        </text:span></text:p>
      <text:p text:style-name="p5"><text:span text:style-name="c0">This brings out the login page for user to enter user name and password.</text:span></text:p>
      <text:p text:style-name="p16"><text:span text:style-name="c17">Map Page</text:span></text:p>
      <text:p text:style-name="p5"><text:span text:style-name="c0">The map page is used to display survey report on a country map as per primary Administrative divisions. Eg for Uganda, that would be District, For South Africa, that might correspond to Provinces.</text:span></text:p>
      <text:p text:style-name="p5"><text:span text:style-name="c0">The Map page is accessible only after user login under path </text:span><text:span text:style-name="c19">/home/</text:span><text:span text:style-name="c0">.</text:span></text:p>
      <text:p text:style-name="p5"><text:span>
          <draw:frame draw:name="./map_page.png" svg:width="346.5pt" svg:height="201.75pt">
            <draw:image xlink:href="Pictures/Picture3"/>
          </draw:frame>
        </text:span></text:p>
      <text:p text:style-name="p5"><text:span text:style-name="c0">On the page, the drop down at the left corner of the page contains surveys whose report to display on map.</text:span></text:p>
      <text:p text:style-name="p5"><text:span text:style-name="c0">To get survey report on the map, select the relevant survey and the report is loaded into the map.</text:span></text:p>
      <text:p text:style-name="p5"><text:span text:style-name="c0">Hover over the relevant Administrative division on map to view completion report at the top right of the page.</text:span></text:p>
      <text:p text:style-name="p5"><text:span text:style-name="c0">Bottom right of page shows color codes used to indicate completion status on map. </text:span></text:p>
      <text:p text:style-name="p16"><text:span text:style-name="c17">Interviewer Page</text:span></text:p>
      <text:p text:style-name="p5"><text:span text:style-name="c0">The interviewer page is used to manage interviewers and to assign them to a survey. Once logged in, interviewer page is available under </text:span><text:span text:style-name="c21">Survey Administration &gt;&gt; Interviewers</text:span></text:p>
      <text:p text:style-name="p5"><text:span>
          <draw:frame draw:name="./interviewer_path.png" svg:width="388.5pt" svg:height="87pt">
            <draw:image xlink:href="Pictures/Picture4"/>
          </draw:frame>
        </text:span></text:p>
      <text:p text:style-name="p5"><text:span text:style-name="c0">There are a couple of controls/filters on the page:</text:span></text:p>
      <text:p text:style-name="p5"><text:span>
          <draw:frame draw:name="./interviewer_home.png" svg:width="395.25pt" svg:height="164.25pt">
            <draw:image xlink:href="Pictures/Picture5"/>
          </draw:frame>
        </text:span></text:p>
      <text:list text:style-name="L6">
        <text:list-item>
          <text:p text:style-name="p26"><text:span text:style-name="c0">Filter controls are used to narrow down on interviewers displayed on screen based on Administrative divisions of the particular country and Enumeration area. </text:span></text:p>
        </text:list-item>
        <text:list-item>
          <text:p text:style-name="p26"><text:span text:style-name="c0">Search box is used to search for interviewers on the page based on search criteria</text:span></text:p>
        </text:list-item>
        <text:list-item>
          <text:p text:style-name="p26"><text:span text:style-name="c0">Click on Add Interviewer Button to add interviewer. Click on Export Interviewer to download all interviewers in system.</text:span></text:p>
        </text:list-item>
        <text:list-item>
          <text:p text:style-name="p26"><text:span text:style-name="c0">These buttons are used to perform actions on particular interviewers:</text:span></text:p>
        </text:list-item>
        <text:list-item>
          <text:list text:style-name="L27">
            <text:list-item>
              <text:p text:style-name="p28"><text:span text:style-name="c0">Edit button is used to edit interviewer</text:span></text:p>
            </text:list-item>
            <text:list-item>
              <text:p text:style-name="p28"><text:span text:style-name="c0">Block button is used block particular interviewer from all access channels for survey</text:span></text:p>
            </text:list-item>
          </text:list>
        </text:list-item>
        <text:list-item>
          <text:p text:style-name="p30"><text:span text:style-name="c0">Note:</text:span></text:p>
        </text:list-item>
      </text:list>
      <text:p text:style-name="p5"><text:span text:style-name="c0">For each interviewer, active numbers/odk access are having green color. The deactivated access credentials are having red color. </text:span></text:p>
      <text:p text:style-name="p5"><text:span text:style-name="c31">Add Interviewer</text:span></text:p>
      <text:p text:style-name="p5"><text:span text:style-name="c0">To add new interviewer, From Interviewer page click on the Add Interviewer Button. Add Interviewer page looks like this:</text:span></text:p>
      <text:p text:style-name="p5"><text:span>
          <draw:frame draw:name="./add_interviewer.png" svg:width="555.75pt" svg:height="430.5pt">
            <draw:image xlink:href="Pictures/Picture6"/>
          </draw:frame>
        </text:span></text:p>
      <text:p text:style-name="p5"><text:span text:style-name="c0">The Administrative Division filters at the top of the page is used to control displayed Enumeration areas to select from (tagged EA Filters in above image).</text:span></text:p>
      <text:p text:style-name="p5"><text:span text:style-name="c0">Multiple Interviewer mobile numbers are allowed. To add multiple numbers to an interviewer, simply click on the </text:span><text:span text:style-name="c21">add mobile number</text:span><text:span text:style-name="c0"> link to add new mobile number to interviewer.</text:span></text:p>
      <text:p text:style-name="p5"><text:span text:style-name="c0">To disable Any ODK access or Any mobile number for the interviewer, simple uncheck the </text:span><text:span text:style-name="c21">Activated</text:span><text:span text:style-name="c0"> checkbox for that number or ODK access.</text:span></text:p>
      <text:p text:style-name="p5"><text:span text:style-name="c0">The interviewer can access the survey system with </text:span><text:span text:style-name="c19">Only</text:span><text:span text:style-name="c0"> active Mobile numbers/ODK credentials. Deactivated access details can not be used by the interviewer until activated. </text:span></text:p>
      <text:p text:style-name="p5"><text:span text:style-name="c0">Once full details is complete, new record is saved by clicking on the Save button. To cancel, click the cancel button.</text:span></text:p>
      <text:p text:style-name="p5"><text:span text:style-name="c0">The add interviewer page also lets users assign survey to an interviewer. Simply select the correct survey to assign to the interviewer before saving the form. </text:span></text:p>
      <text:p text:style-name="p5"><text:span text:style-name="c31">Edit Interviewer</text:span></text:p>
      <text:p text:style-name="p5"><text:span text:style-name="c0">To Edit interviewer record, from interviewer landing page, click on respective interviewer name </text:span></text:p>
      <text:p text:style-name="p5"><text:span>
          <draw:frame draw:name="./edit_interviewer.png" svg:width="442.5pt" svg:height="122.25pt">
            <draw:image xlink:href="Pictures/Picture7"/>
          </draw:frame>
        </text:span></text:p>
      <text:p text:style-name="p5"><text:span text:style-name="c0">This would lead to page as the add interviewer page. Edit and same accordingly.</text:span></text:p>
      <text:p text:style-name="p16"><text:span text:style-name="c17">Managing Enumeration Area</text:span></text:p>
      <text:p text:style-name="p5"><text:span text:style-name="c0">To view available enumeration areas in the system, go to </text:span><text:span text:style-name="c21">Survey Administratio &gt;&gt; Enumeration Areas</text:span></text:p>
      <text:p text:style-name="p5"><text:span>
          <draw:frame draw:name="./enumeration_areas.png" svg:width="419.25pt" svg:height="143.25pt">
            <draw:image xlink:href="Pictures/Picture8"/>
          </draw:frame>
        </text:span></text:p>
      <text:list text:style-name="L6">
        <text:list-item>
          <text:p text:style-name="p37"><text:span text:style-name="c0">It is possible to filter out enumeration areas using Administrative division filters</text:span></text:p>
        </text:list-item>
        <text:list-item>
          <text:p text:style-name="p37"><text:span text:style-name="c0">It is possible to search by EA name and corresponding smallest division names</text:span></text:p>
        </text:list-item>
        <text:list-item>
          <text:p text:style-name="p37"><text:span text:style-name="c0">It is possible to edit and delete EA</text:span></text:p>
        </text:list-item>
        <text:list-item>
          <text:p text:style-name="p39"><text:span text:style-name="c0">To Add new EA, click on the </text:span><text:span text:style-name="c21">Add Enumeration Area</text:span><text:span text:style-name="c0"> button</text:span></text:p>
        </text:list-item>
      </text:list>
      <text:p text:style-name="p5"><text:span>
          <draw:frame draw:name="./new_ea.png" svg:width="543.75pt" svg:height="394.5pt">
            <draw:image xlink:href="Pictures/Picture9"/>
          </draw:frame>
        </text:span></text:p>
      <text:list text:style-name="L6">
        <text:list-item>
          <text:p text:style-name="p43"><text:span text:style-name="c0">To create new enumeration area, use the Administrative division filters to narrow down the locations to build the enumeration areas from.</text:span></text:p>
        </text:list-item>
        <text:list-item>
          <text:p text:style-name="p45"><text:span text:style-name="c0">Name the new enumeration area and save </text:span></text:p>
        </text:list-item>
      </text:list>
      <text:p text:style-name="p16"><text:span text:style-name="c17">Question Module</text:span></text:p>
      <text:p text:style-name="p5"><text:span text:style-name="c0">Question Module provide a way to categorize questions. Question Module page is available under </text:span><text:span text:style-name="c21">Survey Administration &gt;&gt; Modules</text:span></text:p>
      <text:p text:style-name="p5"><text:span>
          <draw:frame draw:name="./module_page.png" svg:width="645.75pt" svg:height="302.25pt">
            <draw:image xlink:href="Pictures/Picture10"/>
          </draw:frame>
        </text:span><text:span text:style-name="c0"> </text:span></text:p>
      <text:p text:style-name="p5"><text:span text:style-name="c0">To add new module, simply click on the add module link at the top right of the page. Fill in the name and description of the module and save.</text:span></text:p>
      <text:p text:style-name="p5"><text:span text:style-name="c0">Editing a module, clock on the Edit button of that module. </text:span></text:p>
      <text:p text:style-name="p16"><text:span text:style-name="c17">House member Group</text:span></text:p>
      <text:p text:style-name="p5"><text:span text:style-name="c0">To define House member groups on the survey, under SurveyAdministration, click on </text:span><text:span text:style-name="c19">Groups</text:span></text:p>
      <text:p text:style-name="p5"><text:span>
          <draw:frame draw:name="./household_group.png" svg:width="423pt" svg:height="158.25pt">
            <draw:image xlink:href="Pictures/Picture11"/>
          </draw:frame>
        </text:span></text:p>
      <text:p text:style-name="p5"><text:span text:style-name="c0">To add new member group, click on the </text:span><text:span text:style-name="c21">Add Group</text:span><text:span text:style-name="c0"> link at the top of the page. To edit an existing member group, simply click on the relevant group name for the member group.</text:span></text:p>
      <text:p text:style-name="p16"><text:span text:style-name="c17">Question Library</text:span></text:p>
      <text:p text:style-name="p5"><text:span text:style-name="c0">Question Library allows the user to design a library of questions which can be reusable accross survey batches.</text:span></text:p>
      <text:p text:style-name="p5"><text:span>
          <draw:frame draw:name="./question_bank_index.png" svg:width="466.5pt" svg:height="214.5pt">
            <draw:image xlink:href="Pictures/Picture12"/>
          </draw:frame>
        </text:span></text:p>
      <text:p text:style-name="p5"><text:span text:style-name="c0">Question library page has filters at the top of the page to enable filtering of question by member group, Module and Answer type</text:span></text:p>
      <text:p text:style-name="p5"><text:span text:style-name="c0">Search box enables searching by identifier, group name and text.</text:span></text:p>
      <text:p text:style-name="p5"><text:span text:style-name="c0">To add new question to the library, click on the </text:span><text:span text:style-name="c21">Create New Question</text:span><text:span text:style-name="c0"> button at the top right page. </text:span></text:p>
      <text:p text:style-name="p5"><text:span text:style-name="c0">To edit question in the library, click on the edit button for the relevant question.</text:span></text:p>
      <text:p text:style-name="p5"><text:span text:style-name="c0">To export all questions in the library, click on the </text:span><text:span text:style-name="c21">Export Question</text:span><text:span text:style-name="c0"> button at the top right of the page.</text:span></text:p>
      <text:p text:style-name="p5"><text:span text:style-name="c31">Add/Edit Library Question</text:span></text:p>
      <text:p text:style-name="p5"><text:span text:style-name="c0">To add new question to the library, click on the </text:span><text:span text:style-name="c21">Create New Question</text:span><text:span text:style-name="c0"> button at the top right page. </text:span></text:p>
      <text:p text:style-name="p5"><text:span text:style-name="c0">To edit question in the library, click on the edit button for the relevant question.</text:span></text:p>
      <text:p text:style-name="p5"><text:span>
          <draw:frame draw:name="./add_question_to_lib.png" svg:width="467.25pt" svg:height="284.25pt">
            <draw:image xlink:href="Pictures/Picture13"/>
          </draw:frame>
        </text:span></text:p>
      <text:p text:style-name="p5"><text:span text:style-name="c0">Enter correct values for Module, text, identifier etc. Save or Cancel when complete.</text:span></text:p>
      <text:p text:style-name="p16"><text:span text:style-name="c17">Survey Management</text:span></text:p>
      <text:p text:style-name="p5"><text:span text:style-name="c0">The survey page is available under </text:span><text:span text:style-name="c21">Survey Administration &gt;&gt; surveys</text:span></text:p>
      <text:p text:style-name="p5"><text:span>
          <draw:frame draw:name="./survey_page.png" svg:width="686.25pt" svg:height="238.5pt">
            <draw:image xlink:href="Pictures/Picture14"/>
          </draw:frame>
        </text:span></text:p>
      <text:p text:style-name="p5"><text:span text:style-name="c0">On the survey page, it is possible to search by survey name and survey description.</text:span></text:p>
      <text:p text:style-name="p5"><text:span text:style-name="c31">Creating New Survey</text:span></text:p>
      <text:p text:style-name="p5"><text:span text:style-name="c0">To create a new survey, click on the </text:span><text:span text:style-name="c21">Create New Survey</text:span><text:span text:style-name="c0"> button at the top right of the page. This would produce a pop of form.</text:span></text:p>
      <text:list text:style-name="L51">
        <text:list-item>
          <text:p text:style-name="p54"><text:span text:style-name="c0">Enter the survey name and Description.</text:span></text:p>
        </text:list-item>
        <text:list-item>
          <text:p text:style-name="p54"><text:span text:style-name="c0">For Survey Type, select Sampled if the survey uses sample size. Select census if the survey does not use sample size.</text:span></text:p>
        </text:list-item>
        <text:list-item>
          <text:p text:style-name="p56"><text:span text:style-name="c0">If fresh survey listing is not required for this survey, select the existing survey listing to use (if it exists for the interviewer EA). Otherwise, leave option as blank for fresh survey listing for each new enumeration area.</text:span></text:p>
        </text:list-item>
      </text:list>
      <text:p text:style-name="p5"><text:span text:style-name="c31">Modify Survey</text:span></text:p>
      <text:p text:style-name="p5"><text:span text:style-name="c0">To edit survey, click on the relevant survey name and edit the survey. Edit accordingly and save.</text:span></text:p>
      <text:p text:style-name="p5"><text:span text:style-name="c31">Adding Batches to surveys</text:span></text:p>
      <text:p text:style-name="p5"><text:span text:style-name="c0">To add/edit/view batches to a survey, click on view batches of the particular survey.</text:span></text:p>
      <text:p text:style-name="p5"><text:span text:style-name="c0">This leads to the batch page of the particular survey.</text:span></text:p>
      <text:p text:style-name="p5"><text:span>
          <draw:frame draw:name="./survey_batches.png" svg:width="630.75pt" svg:height="202.5pt">
            <draw:image xlink:href="Pictures/Picture15"/>
          </draw:frame>
        </text:span></text:p>
      <text:p text:style-name="p5"><text:span text:style-name="c0">To add new batch, click on the </text:span><text:span text:style-name="c21">Add Batch</text:span><text:span text:style-name="c0"> button on top right of survey batch page. This brings the survey batch page:</text:span></text:p>
      <text:p text:style-name="p5"><text:span>
          <draw:frame draw:name="./new_survey_batch.png" svg:width="427.5pt" svg:height="371.25pt">
            <draw:image xlink:href="Pictures/Picture16"/>
          </draw:frame>
        </text:span></text:p>
      <text:list text:style-name="L51">
        <text:list-item>
          <text:p text:style-name="p61"><text:span text:style-name="c0">Enter name and description of the survey</text:span></text:p>
        </text:list-item>
        <text:list-item>
          <text:p text:style-name="p63"><text:span text:style-name="c0">Select the access channels for which the batch is applicable.</text:span></text:p>
        </text:list-item>
      </text:list>
      <text:p text:style-name="p5"><text:span text:style-name="c19">Note:</text:span><text:span text:style-name="c0"> Selecting only USSD Access enables question answer types applicable to USSD only (Text, Number and Multichoice) Selecting ODK Access enables all answer types</text:span></text:p>
      <text:list text:style-name="L51">
        <text:list-item>
          <text:p text:style-name="p65"><text:span text:style-name="c0">Once done click on save or cancel.</text:span></text:p>
        </text:list-item>
      </text:list>
      <text:p text:style-name="p5"><text:span text:style-name="c0">To Edit or delete batch, click on the relevant button for the survey batch.</text:span></text:p>
      <text:p text:style-name="p5"><text:span text:style-name="c31">Managing batch questions</text:span></text:p>
      <text:p text:style-name="p5"><text:span text:style-name="c0">To manage batch questions, click on the Add/Edit questions button.</text:span></text:p>
      <text:p text:style-name="p5"><text:span text:style-name="c0">This leads to batch questions page.</text:span></text:p>
      <text:p text:style-name="p5"><text:span>
          <draw:frame draw:name="./batch_questions.png" svg:width="621.75pt" svg:height="378.75pt">
            <draw:image xlink:href="Pictures/Picture17"/>
          </draw:frame>
        </text:span></text:p>
      <text:p text:style-name="p5"><text:span text:style-name="c19">Note: For survey batches, during data collection, following fixed questions pertaining to each house member are asked before actual batch questions begin</text:span></text:p>
      <text:p text:style-name="p68"><text:span text:style-name="c21">1. First name of House member</text:span></text:p>
      <text:p text:style-name="p70"/>
      <text:p text:style-name="p70"><text:span text:style-name="c21">2. Family Name of House member</text:span></text:p>
      <text:p text:style-name="p70"/>
      <text:p text:style-name="p70"><text:span text:style-name="c21">3. Date of Birth</text:span></text:p>
      <text:p text:style-name="p70"/>
      <text:p text:style-name="p70"><text:span text:style-name="c21">4. Gender</text:span></text:p>
      <text:p text:style-name="p70"/>
      <text:p text:style-name="p70"><text:span text:style-name="c21">5. House Address (for house head)</text:span></text:p>
      <text:p text:style-name="p70"/>
      <text:p text:style-name="p70"><text:span text:style-name="c21">6. Date of Residence (for house head)</text:span></text:p>
      <text:p text:style-name="p70"/>
      <text:p text:style-name="p70"><text:span text:style-name="c21">7. Level of Education (for house head)</text:span></text:p>
      <text:p text:style-name="p70"/>
      <text:p text:style-name="p70"><text:span text:style-name="c21">8. Occupation (for house head)</text:span></text:p>
      <text:p text:style-name="p69"/>
      <text:p text:style-name="p5"><text:span text:style-name="c0">The parameters are used for batch question flow logic. </text:span></text:p>
      <text:p text:style-name="p5"><text:span text:style-name="c19">Do not include this within the batch questions</text:span></text:p>
      <text:list text:style-name="L6">
        <text:list-item>
          <text:p text:style-name="p73"><text:span text:style-name="c0">To Add a brand new question to the batch, click on the </text:span><text:span text:style-name="c21">Add Question</text:span><text:span text:style-name="c0"> button from the buttons group at the top of the page.</text:span></text:p>
        </text:list-item>
        <text:list-item>
          <text:p text:style-name="p73"><text:span text:style-name="c0">To import question from question library into the batch, click on </text:span><text:span text:style-name="c21">Select Question</text:span><text:span text:style-name="c0"> from the buttons group.</text:span></text:p>
        </text:list-item>
      </text:list>
      <text:p text:style-name="p74"><text:span>
          <draw:frame draw:name="./select_lib_questions.png" svg:width="636pt" svg:height="376.5pt">
            <draw:image xlink:href="Pictures/Picture18"/>
          </draw:frame>
        </text:span></text:p>
      <text:list>
        <text:list-item>
          <text:list text:style-name="L27">
            <text:list-item>
              <text:p text:style-name="p77"><text:span text:style-name="c0">Simply click on questions from the library questions table to move them into the batch questions table.</text:span></text:p>
            </text:list-item>
            <text:list-item>
              <text:p text:style-name="p77"><text:span text:style-name="c0">To narrow options on the question library, enter search criteria on the search box, then move question to batch questions table.</text:span></text:p>
            </text:list-item>
            <text:list-item>
              <text:p text:style-name="p77"><text:span text:style-name="c0">The page also allows filtering down of library questions based on module, group or answer type</text:span></text:p>
            </text:list-item>
            <text:list-item>
              <text:p text:style-name="p77"><text:span text:style-name="c0">When done, click on save/cancel.</text:span></text:p>
            </text:list-item>
          </text:list>
        </text:list-item>
      </text:list>
      <text:list text:style-name="L6">
        <text:list-item>
          <text:p text:style-name="p73"><text:span text:style-name="c0">Once questions has been created into the batch, it is possible to change the order of the survey. To do this, simply drag the question up or down to the position of interest.Do this for all required questions until desired flow of questions is achieved from first to last question. Once done, click on Update Order to save new batch question flow.</text:span></text:p>
        </text:list-item>
      </text:list>
      <text:p text:style-name="p74"><text:span text:style-name="c0">Internally, uSurvey batch keeps track of the first batch question, then next question is chained to the previous using question logic.</text:span></text:p>
      <text:list text:style-name="L6">
        <text:list-item>
          <text:p text:style-name="p79"><text:span text:style-name="c0">To add specific logic to batch question flow, simply click on </text:span><text:span text:style-name="c21">Add Logic</text:span><text:span text:style-name="c0"> button for the batch question. This leads to the question logic page.</text:span></text:p>
        </text:list-item>
      </text:list>
      <text:p text:style-name="p74"><text:span>
          <draw:frame draw:name="./add_logic.png" svg:width="432pt" svg:height="138pt">
            <draw:image xlink:href="Pictures/Picture19"/>
          </draw:frame>
        </text:span></text:p>
      <text:list>
        <text:list-item>
          <text:list text:style-name="L27">
            <text:list-item>
              <text:p text:style-name="p82"><text:span text:style-name="c0">Configure the required logic for the selected question and save.</text:span></text:p>
            </text:list-item>
            <text:list-item>
              <text:p text:style-name="p82"><text:span text:style-name="c0">It is possible to view options and logic tied to particular batch questions also.</text:span></text:p>
            </text:list-item>
          </text:list>
        </text:list-item>
      </text:list>
      <text:p text:style-name="p16"><text:span text:style-name="c17">Enabling Batch for data collection</text:span></text:p>
      <text:p text:style-name="p5"><text:span text:style-name="c0">To enable a batch for data collection,</text:span></text:p>
      <text:list text:style-name="L6">
        <text:list-item>
          <text:p text:style-name="p85"><text:span text:style-name="c0">Go to the surveys landing page (</text:span><text:span text:style-name="c21">Survey Administration &gt;&gt; Surveys</text:span><text:span text:style-name="c0">)</text:span></text:p>
        </text:list-item>
        <text:list-item>
          <text:p text:style-name="p85"><text:span text:style-name="c0">Click on view batches for the relevant survey</text:span></text:p>
        </text:list-item>
        <text:list-item>
          <text:p text:style-name="p85"><text:span text:style-name="c0">On survey batches page, click on open/close for the batch to be enabled for data collection</text:span></text:p>
        </text:list-item>
      </text:list>
      <text:p text:style-name="p74"><text:span>
          <draw:frame draw:name="./open_close_batch.png" svg:width="372.75pt" svg:height="117pt">
            <draw:image xlink:href="Pictures/Picture20"/>
          </draw:frame>
        </text:span></text:p>
      <text:list text:style-name="L6">
        <text:list-item>
          <text:p text:style-name="p85"><text:span text:style-name="c0">Enable the batches in the required Primary Administrative division by sliding the division's status button until it shows green</text:span></text:p>
        </text:list-item>
      </text:list>
      <text:p text:style-name="p74"><text:span>
          <draw:frame draw:name="./manage_open_closed.png" svg:width="405.75pt" svg:height="138.75pt">
            <draw:image xlink:href="Pictures/Picture21"/>
          </draw:frame>
        </text:span></text:p>
      <text:list text:style-name="L6">
        <text:list-item>
          <text:p text:style-name="p89"><text:span text:style-name="c0">For the batches with open status, interviewers would be able to collect survey data if their Enumeration Area falls within the Administrative division</text:span></text:p>
        </text:list-item>
      </text:list>
      <text:p text:style-name="p16"><text:span text:style-name="c17">Download Data</text:span></text:p>
      <text:p text:style-name="p5"><text:span text:style-name="c0">Data for completed surveys is available uSurvey under link Downloads/Download Datasheet. </text:span></text:p>
      <text:p text:style-name="p5"><text:span>
          <draw:frame draw:name="./download_spreadsheet.png" svg:width="390pt" svg:height="128.25pt">
            <draw:image xlink:href="Pictures/Picture22"/>
          </draw:frame>
        </text:span></text:p>
      <text:p text:style-name="p5"><text:span text:style-name="c0">Simply select survey, batch and either download the reports or email. Email is sent to the registered email address of the current logged in user. </text:span></text:p>
      <text:p text:style-name="p5"><text:span text:style-name="c0">The reports contain data entries from both ODK and USSD channels.</text:span></text:p>
      <text:p text:style-name="p16"><text:span text:style-name="c17">Batch Data collecting Interviewers</text:span></text:p>
      <text:p text:style-name="p5"><text:span text:style-name="c0">To download interviewers who collected data for particular batch, Under Downloads, click the Mobile Money sheets link.</text:span></text:p>
      <text:p text:style-name="p5"><text:span>
          <draw:frame draw:name="./mobile_money_sheets.png" svg:width="380.25pt" svg:height="312.75pt">
            <draw:image xlink:href="Pictures/Picture23"/>
          </draw:frame>
        </text:span></text:p>
      <text:p text:style-name="p5"><text:span text:style-name="c0">Select the survey and batch, then download the data.</text:span></text:p>
      <text:p text:style-name="p16"><text:span text:style-name="c17">Analysis</text:span></text:p>
      <text:p text:style-name="p5"><text:span text:style-name="c31">Indicators</text:span></text:p>
      <text:p text:style-name="p5"><text:span text:style-name="c0">Indicators page is used to capture specific statistic.Eg, Percentage of householdes having a mobile phone.</text:span></text:p>
      <text:p text:style-name="p5"><text:span text:style-name="c0">Indicators page is accessed under </text:span><text:span text:style-name="c21">Analysis/Indicators</text:span><text:span text:style-name="c0">. </text:span></text:p>
      <text:p text:style-name="p5"><text:span>
          <draw:frame draw:name="./indicators_home.png" svg:width="443.25pt" svg:height="159.75pt">
            <draw:image xlink:href="Pictures/Picture24"/>
          </draw:frame>
        </text:span></text:p>
      <text:p text:style-name="p5"><text:span text:style-name="c0">To use</text:span></text:p>
      <text:list text:style-name="L51">
        <text:list-item>
          <text:p text:style-name="p95"><text:span text:style-name="c0">Create new Indicator</text:span></text:p>
        </text:list-item>
        <text:list-item>
          <text:p text:style-name="p95"><text:span text:style-name="c0">Define the formula (criteria) used to calculate the indicator.</text:span></text:p>
        </text:list-item>
        <text:list-item>
          <text:p text:style-name="p97"><text:span text:style-name="c0">View the Analysis report of the indicator criteria on presently collected data</text:span></text:p>
        </text:list-item>
      </text:list>
      <text:p text:style-name="p5"><text:span text:style-name="c0">To Add new Indicator, click on the </text:span><text:span text:style-name="c21">Add Indication</text:span><text:span text:style-name="c0"> button at the top right of the page. Enter the indication parameters and save.</text:span></text:p>
      <text:p text:style-name="p5"><text:span text:style-name="c0">To Define the formulae for the indicator, click on the formula button of the Indicator.</text:span></text:p>
      <text:p text:style-name="p5"><text:span>
          <draw:frame draw:name="./indicator_formula.png" svg:width="420.75pt" svg:height="153.75pt">
            <draw:image xlink:href="Pictures/Picture25"/>
          </draw:frame>
        </text:span><text:span text:style-name="c0"> </text:span></text:p>
      <text:p text:style-name="p5"><text:span text:style-name="c0">Depending on the type indicator created, define the formula and save.</text:span></text:p>
      <text:p text:style-name="p5"><text:span text:style-name="c0">To view Analysis report of an indicator, click on the indicator Analysis button</text:span></text:p>
      <text:p text:style-name="p5"><text:span>
          <draw:frame draw:name="./analysis_report.png" svg:width="419.25pt" svg:height="207.75pt">
            <draw:image xlink:href="Pictures/Picture26"/>
          </draw:frame>
        </text:span></text:p>
      <text:list text:style-name="L51">
        <text:list-item>
          <text:p text:style-name="p102"><text:span text:style-name="c0">Initial page displays analysis reports as per primary Administrative division.</text:span></text:p>
        </text:list-item>
        <text:list-item>
          <text:p text:style-name="p102"><text:span text:style-name="c0">To get more fine grained report, use the Administrative division filters starting from primary division. </text:span><text:span>
              <draw:frame draw:name="./analysis_report_drill_down.png" svg:width="618.75pt" svg:height="405pt">
                <draw:image xlink:href="Pictures/Picture27"/>
              </draw:frame>
            </text:span></text:p>
        </text:list-item>
        <text:list-item>
          <text:p text:style-name="p105"><text:span text:style-name="c0">Supported export formats are PNG, JPEG, PDF and SVG.</text:span></text:p>
        </text:list-item>
      </text:list>
      <text:p text:style-name="p16"><text:span text:style-name="c17">Survey Completion statistics</text:span></text:p>
      <text:p text:style-name="p5"><text:span text:style-name="c0">Survey completion statistic is available under </text:span><text:span text:style-name="c21">Analysis/Completion Rates</text:span></text:p>
      <text:p text:style-name="p5"><text:span text:style-name="c0">To get completion statistic for specific administrative division:</text:span></text:p>
      <text:list text:style-name="L6">
        <text:list-item>
          <text:p text:style-name="p107"><text:span text:style-name="c0">Select survey</text:span></text:p>
        </text:list-item>
        <text:list-item>
          <text:p text:style-name="p106"><text:span text:style-name="c0">Select batch</text:span></text:p>
        </text:list-item>
        <text:list-item>
          <text:p text:style-name="p108"><text:span text:style-name="c0">Use the Administrative division filter to navigate to the division of interest</text:span></text:p>
        </text:list-item>
      </text:list>
      <text:p text:style-name="p74"><text:span>
          <draw:frame draw:name="./completion_rates.png" svg:width="670.5pt" svg:height="354pt">
            <draw:image xlink:href="Pictures/Picture28"/>
          </draw:frame>
        </text:span><text:span text:style-name="c0"> </text:span></text:p>
      <text:list text:style-name="L6">
        <text:list-item>
          <text:p text:style-name="p108"><text:span text:style-name="c0">After navigating to the smallest administrative division, select relevant EA to get EA level break down. </text:span></text:p>
        </text:list-item>
      </text:list>
      <text:p text:style-name="p74"><text:span>
          <draw:frame draw:name="./ea_level_completion_rate.png" svg:width="615.75pt" svg:height="262.5pt">
            <draw:image xlink:href="Pictures/Picture29"/>
          </draw:frame>
        </text:span></text:p>
      <text:p text:style-name="p74"><text:span text:style-name="c0">This reveals household completion summary. </text:span></text:p>
      <text:list text:style-name="L6">
        <text:list-item>
          <text:p text:style-name="p112"><text:span text:style-name="c0">To view responses from each Household member of a particular household in the Enumeration area, click on the </text:span><text:span text:style-name="c21">view</text:span><text:span text:style-name="c0"> link under the household actions</text:span></text:p>
        </text:list-item>
      </text:list>
      <text:p text:style-name="p74"><text:span>
          <draw:frame draw:name="./household_survey_response.png" svg:width="618pt" svg:height="270pt">
            <draw:image xlink:href="Pictures/Picture30"/>
          </draw:frame>
        </text:span></text:p>
      <text:p text:style-name="p74"><text:span text:style-name="c0">This gives breakdown of responses for the particular household.</text:span></text:p>
      <text:p text:style-name="p16"><text:span text:style-name="c17">Managing Users</text:span></text:p>
      <text:p text:style-name="p5"><text:span text:style-name="c0">To access to create/modify users is available under </text:span><text:span text:style-name="c21">settings/Users</text:span><text:span text:style-name="c0"> link.</text:span></text:p>
      <text:p text:style-name="p5"><text:span>
          <draw:frame draw:name="./manage_users.png" svg:width="617.25pt" svg:height="255pt">
            <draw:image xlink:href="Pictures/Picture31"/>
          </draw:frame>
        </text:span></text:p>
      <text:p text:style-name="p5"><text:span text:style-name="c0">To add new user, simple click the </text:span><text:span text:style-name="c21">Add User</text:span><text:span text:style-name="c0"> button at the top right of the page.</text:span></text:p>
      <text:p text:style-name="p5"><text:span text:style-name="c0">To Edit User, click on the edit button of the relevant user and enter the user details.</text:span></text:p>
    </office:text>
  </office:body>
</office:document-content>
</file>